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9A0000007BCB76062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Consolas"/>
    </style:style>
    <style:style style:name="P2" style:family="paragraph" style:parent-style-name="Table_20_Contents">
      <style:text-properties style:font-name="Consolas"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P5" style:family="paragraph" style:parent-style-name="Text_20_body">
      <style:paragraph-properties fo:text-align="justify" style:justify-single-word="false"/>
      <style:text-properties style:font-name="Consolas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Consolas"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font-name="Consolas"/>
    </style:style>
    <style:style style:name="P8" style:family="paragraph" style:parent-style-name="Text_20_body">
      <style:paragraph-properties fo:text-align="justify" style:justify-single-word="false"/>
      <style:text-properties style:font-name="Consolas" fo:font-size="20pt" style:font-size-asian="20pt" style:font-size-complex="20pt"/>
    </style:style>
    <style:style style:name="P9" style:family="paragraph" style:parent-style-name="Text_20_body">
      <style:paragraph-properties fo:line-height="100%" fo:text-align="justify" style:justify-single-word="false"/>
      <style:text-properties style:font-name="Consolas" fo:font-size="20pt" style:font-size-asian="20pt" style:font-size-complex="20pt"/>
    </style:style>
    <style:style style:name="P10" style:family="paragraph" style:parent-style-name="Text_20_body">
      <style:paragraph-properties fo:line-height="100%" fo:text-align="justify" style:justify-single-word="false"/>
      <style:text-properties style:font-name="Consola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10"/>
      <text:p text:style-name="P9"><text:title>Diseño conceptual</text:title></text:p>
      <text:p text:style-name="P9"><text:initial-creator>Juan Pablo Ospino Solano</text:initial-creator></text:p>
      <text:p text:style-name="P9"><text:variable-set text:name="Version" office:value-type="string">Versión 1.0</text:variable-set></text:p>
      <text:p text:style-name="P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oft-page-break/>Diseño conceptual</text:p>
      <text:p text:style-name="P5">se desarrollará un servicio REST cuyo método GET reciva por queryString los valores correspondientes intervalo de la función, error y grados de liberta de la distribución Simpson.</text:p>
      <text:p text:style-name="P5"/>
      <text:p text:style-name="P5">Por otro lado se desarrollarán un modelo de clases que contendran las operaciones principales sugeridas por el problema y un método principal que será capaz de iterar el cálculo de la distrubición a partir de la diferencia del error calculado.</text:p>
      <text:p text:style-name="P5"/>
      <text:p text:style-name="P5">Luego de realizar los cálculos el programa retorna via POST el resultado calculado en un objeto JS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582cm" table:align="left"/>
    </style:style>
    <style:style style:name="Tabla3.A" style:family="table-column">
      <style:table-column-properties style:column-width="4.558cm"/>
    </style:style>
    <style:style style:name="Tabla3.B" style:family="table-column">
      <style:table-column-properties style:column-width="8.638cm"/>
    </style:style>
    <style:style style:name="Tabla3.C" style:family="table-column">
      <style:table-column-properties style:column-width="4.387cm"/>
    </style:style>
    <style:style style:name="Tabla3.1" style:family="table-row">
      <style:table-row-properties style:min-row-height="1.588cm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style:vertical-align="middle" fo:padding="0.097cm" fo:border="0.002cm solid #000000"/>
    </style:style>
    <style:style style:name="MP1" style:family="paragraph" style:parent-style-name="Table_20_Contents">
      <style:text-properties style:font-name="Consolas"/>
    </style:style>
    <style:style style:name="MP2" style:family="paragraph" style:parent-style-name="Table_20_Contents">
      <style:paragraph-properties fo:text-align="end" style:justify-single-word="false"/>
      <style:text-properties style:font-name="Consolas" fo:font-size="8pt" style:font-size-asian="8pt" style:font-size-complex="8pt"/>
    </style:style>
    <style:style style:name="MP3" style:family="paragraph" style:parent-style-name="Table_20_Contents">
      <style:text-properties style:font-name="Consolas" fo:font-size="8pt" style:font-size-asian="8pt" style:font-size-complex="8pt"/>
    </style:style>
    <style:style style:name="MP4" style:family="paragraph" style:parent-style-name="Text_20_body">
      <style:paragraph-properties fo:line-height="100%" fo:text-align="start" style:justify-single-word="false"/>
      <style:text-properties style:font-name="Consolas" fo:font-size="8pt" style:font-size-asian="8pt" style:font-size-complex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gráficos2" text:anchor-type="paragraph" svg:x="-0.044cm" svg:y="-0.071cm" svg:width="4.406cm" svg:height="1.326cm" draw:z-index="1"><draw:image xlink:href="Pictures/100000000000019A0000007BCB76062E.png" xlink:type="simple" xlink:show="embed" xlink:actuate="onLoad"/></draw:frame> <text:s/></text:p>
            </table:table-cell>
            <table:table-cell table:style-name="Tabla3.B1" office:value-type="string">
              <text:p text:style-name="MP2"><text:title>Diseño conceptual</text:title></text:p>
              <text:p text:style-name="MP2"><text:initial-creator>Juan Pablo Ospino Solano</text:initial-creator></text:p>
            </table:table-cell>
            <table:table-cell table:style-name="Tabla3.C1" office:value-type="string">
              <text:p text:style-name="MP3">Elaborado: Juan Ospino</text:p>
              <text:p text:style-name="MP3">Revisión: 2017-04-02</text:p>
              <text:p text:style-name="MP3">Versión 1.0 </text:p>
            </table:table-cell>
          </table:table-row>
        </table:table>
        <text:p text:style-name="Header"/>
      </style:header>
      <style:footer>
        <text:p text:style-name="MP4">_________________________________________________________________________________________________________________</text:p>
        <text:p text:style-name="MP4"><text:title>Diseño conceptual</text:title> - <text:initial-creator>Juan Pablo Ospino Solano</text:initial-creator> <text:s text:c="38"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an Pablo Ospino Solano</meta:initial-creator>
    <meta:creation-date>2017-02-18T09:26:00.91</meta:creation-date>
    <dc:date>2017-04-02T18:55:56.62</dc:date>
    <dc:creator>Juan Pablo Ospino Solano</dc:creator>
    <meta:editing-duration>P1DT1H32M11S</meta:editing-duration>
    <meta:editing-cycles>36</meta:editing-cycles>
    <meta:generator>OpenOffice/4.1.2$Win32 OpenOffice.org_project/412m3$Build-9782</meta:generator>
    <dc:title>Diseño conceptual</dc:title>
    <meta:document-statistic meta:table-count="1" meta:image-count="1" meta:object-count="0" meta:page-count="2" meta:paragraph-count="15" meta:word-count="116" meta:character-count="886"/>
  </office:meta>
</office:document-meta>
</file>